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Real time Linux topics for verint</text:p>
            <text:p>Mark Veltzer</text:p>
            <text:p><text:span text:style-name="T1">mailto: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Defini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“real time”?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From wikipedia: “<text:span text:style-name="T1">real-time computing (RTC), or reactive computing, is the study of hardware and software systems that are subject to a "real-time constraint"— e.g. operational deadlines from event to system response. Real-time programs must guarantee response within strict time constraints.[1] Often real-time response times are understood to be in the order of milliseconds and sometimes microseconds. In contrast, a non-real-time system is one that cannot guarantee a response time in any situation, even if a fast response is the usual result.</text:span>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Real time”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A hardware may guarantee real time performance by utilizing a “hardware clock” which is a crystal which delivers a pulse at a constant rate.</text:p>
              </text:list-item>
              <text:list-item>
                <text:p>The engineers will make sure that the hardware concludes it's business before the clock strikes again.</text:p>
              </text:list-item>
              <text:list-item>
                <text:p>What you get is a guarantee for how long it takes you to do a certain oper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rm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“</text:span><text:span text:style-name="T2">Hard real time”</text:span> means a piece of software that must meet time requirements and never miss even a single dead line.</text:p>
              </text:list-item>
              <text:list-item>
                <text:p><text:span text:style-name="T2">“</text:span><text:span text:style-name="T2">Soft real time”</text:span> is the same but for a system that will continue to perform even if the deadlines are missed.</text:p>
              </text:list-item>
              <text:list-item>
                <text:p><text:span text:style-name="T2">“</text:span><text:span text:style-name="T2">High performance” </text:span><text:span text:style-name="T3">is a piece of software that has to utilize the hardware to the maximum but where each operation is not constrained.</text:span></text:p>
              </text:list-item>
              <text:list-item>
                <text:p><text:span text:style-name="T3">A piece of software may fall into more than one category (think chess playing softwar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ing real time softwar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re are methodologies designed specifically for the design of real time software such as <text:span text:style-name="T2">MASCOT, HOOD, AADL, Ravenscar, profile </text:span><text:span text:style-name="T3">and others.</text:span></text:p>
              </text:list-item>
              <text:list-item>
                <text:p><text:span text:style-name="T3">These methodologies deal with how you design your system: decide on numbers of threads or process, the roles of each process, the priorities of the threads and more.</text:span></text:p>
              </text:list-item>
              <text:list-item>
                <text:p><text:span text:style-name="T3">They also deal with how to debug a multi-threaded piece of software that must meat the strict deadlines.</text:span></text:p>
              </text:list-item>
              <text:list-item>
                <text:p><text:span text:style-name="T3">We will not discuss them fur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 time and programming languag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Real time systems may be written in any language (including Java and Python contrary to public opinion).</text:p>
              </text:list-item>
              <text:list-item>
                <text:p>Because care is needed to disable non-deterministic aspects of the programming language (e.g. garbage collector) then programmers prefer more deterministic type languages like C and C++.</text:p>
              </text:list-item>
              <text:list-item>
                <text:p>No, C++ is not less deterministic than 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ditional real time operating system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n traditional real time operating systems the programmers write threads which are part of the operating system kernel (operate in the same space).</text:p>
              </text:list-item>
              <text:list-item>
                <text:p>These systems are kept simple by design so as not to be non deterministic.</text:p>
              </text:list-item>
              <text:list-item>
                <text:p>These systems are fast and deterministic.</text:p>
              </text:list-item>
              <text:list-item>
                <text:p>They are also very hard to debug once the software grows because of the single sp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latency comes from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Hardware. Examples can be self monitoring interrupts, Caches.</text:p>
              </text:list-item>
              <text:list-item>
                <text:p>Operating system. Examples can be operating system threads, swap, long interrupt handlers, page faults.</text:p>
              </text:list-item>
              <text:list-item>
                <text:p>Programming language. Examples can be malloc/free(3), garbage collectors.</text:p>
              </text:list-item>
              <text:list-item>
                <text:p>The actual software. Examples can be “if” statements, algorithm bugs, locking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art of real time programm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All this means that to create a real time system one must master all levels of the system: from the hardware, through the operating system, through the programming language to the software.</text:p>
              </text:list-item>
              <text:list-item>
                <text:p>That is also why hard real time programming is h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and real tim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Linux was never designed from the beginning to be a real time system and some would claim that UNIX philosophy is contrary to real time.</text:p>
              </text:list-item>
              <text:list-item>
                <text:p>But: Linux has been developing real time capabilities for over a decade.</text:p>
              </text:list-item>
              <text:list-item>
                <text:p>The kernel patch has been written by Ingo Molnar and Thomas Gleixner.</text:p>
              </text:list-item>
              <text:list-item>
                <text:p>It is almost fully integrated into the mainline kernel (3.6).</text:p>
              </text:list-item>
              <text:list-item>
                <text:p>Is expected to be fully integrated in the next year or so.</text:p>
              </text:list-item>
              <text:list-item>
                <text:p>Is usually applied as a patch to the kernel by the people building the real time OS for you.</text:p>
              </text:list-item>
              <text:list-item>
                <text:p>See <text:span text:style-name="T1">https://rt.wiki.kernel.org/index.php/Main_Pa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does the real time Linux give me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The ability to run threads at OS interrupt handler priority or higher.</text:p>
              </text:list-item>
              <text:list-item>
                <text:p>Real time scheduling with priority inversion.</text:p>
              </text:list-item>
              <text:list-item>
                <text:p>Fine granularity of CPU affinity of user space and operating system threads.</text:p>
              </text:list-item>
              <text:list-item>
                <text:p>New real time clock APIs for better precision.</text:p>
              </text:list-item>
              <text:list-item>
                <text:p>Less interrupts for real time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7" draw:layer="layout" svg:width="25.199cm" svg:height="16.255cm" svg:x="1.4cm" svg:y="0.837cm" presentation:class="subtitle">
          <draw:text-box>
            <text:p>Real time and operating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ge faults and their cost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 a Linux system going to the kernel is expensive (1usec region).</text:p>
              </text:list-item>
              <text:list-item>
                <text:p>The system is lazy by default and so uses the MMU to fetch pages it has promised but has not attached to the process.</text:p>
              </text:list-item>
              <text:list-item>
                <text:p>This happens in fetching pages for the executable, data segment, stack, libraries, mmap and malloc (because of mmap).</text:p>
              </text:list-item>
              <text:list-item>
                <text:p>See examp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nitoring page faul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The proc filesystem: /proc/[pid]/stat</text:p>
              </text:list-item>
              <text:list-item>
                <text:p>From the command line: ps -o min_flt</text:p>
              </text:list-item>
              <text:list-item>
                <text:p>Link with libproc.so and use it's API to monitor your own page fa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ing page faul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Stack: allocate a big buffer on the stack and zero it or call a recursive function a lot.</text:p>
              </text:list-item>
              <text:list-item>
                <text:p>Malloc: zero the memory when you get it.</text:p>
              </text:list-item>
              <text:list-item>
                <text:p>Mmap: zero the memory or pass a flag to mmap.</text:p>
              </text:list-item>
              <text:list-item>
                <text:p>Data segment: zero the memory.</text:p>
              </text:list-item>
              <text:list-item>
                <text:p>For everything including all of the above there is also <text:span text:style-name="T1">mlock(2)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05:53:10</meta:creation-date>
    <meta:editing-duration>PT56M6S</meta:editing-duration>
    <meta:editing-cycles>5</meta:editing-cycles>
    <dc:date>2012-11-15T07:53:13</dc:date>
    <meta:generator>LibreOffice/3.6$Linux_x86 LibreOffice_project/360m1$Build-2</meta:generator>
    <meta:document-statistic meta:object-count="82"/>
  </office:meta>
</office:document-meta>
</file>